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de71" officeooo:paragraph-rsid="0003de71"/>
    </style:style>
    <style:style style:name="P2" style:family="paragraph" style:parent-style-name="Standard">
      <style:text-properties officeooo:rsid="0005012d" officeooo:paragraph-rsid="0005012d"/>
    </style:style>
    <style:style style:name="P3" style:family="paragraph" style:parent-style-name="Standard">
      <style:text-properties officeooo:rsid="0006e094" officeooo:paragraph-rsid="0006e094"/>
    </style:style>
    <style:style style:name="P4" style:family="paragraph" style:parent-style-name="Standard">
      <style:text-properties officeooo:rsid="0008d321" officeooo:paragraph-rsid="0008d321"/>
    </style:style>
    <style:style style:name="P5" style:family="paragraph" style:parent-style-name="Standard">
      <style:text-properties officeooo:rsid="000b40ba" officeooo:paragraph-rsid="000b40ba"/>
    </style:style>
    <style:style style:name="T1" style:family="text">
      <style:text-properties officeooo:rsid="000501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еклист по рациональной коммуникации с мамой:</text:p>
      <text:p text:style-name="P1">Цель – улучшить или оставить прежним ее психоэмоциональное состояние </text:p>
      <text:p text:style-name="P1">Говорить громко и четко, повернувшись в ее сторону</text:p>
      <text:p text:style-name="P1">Уходя из комнаты, где она находится, проверить, что она не продолжает мне что-то говорить</text:p>
      <text:p text:style-name="P4">Если мама повторяет одно и то же несколько раз, just accept it.</text:p>
      <text:p text:style-name="P4">Называть меня Мишенькой можно.</text:p>
      <text:p text:style-name="P1">Сразу останавливаться, как только речь начинает заходить про буддизм, медитацию, рациональность, <text:span text:style-name="T1">эволюцию, психологию, физику, про ее личную жизнь, про наши отношения в детстве, про книги, про мозг, про обучение.</text:span></text:p>
      <text:p text:style-name="P5">Если мама просит что-то сообщить ей, но мне кажется, что она все равно это забудет, то сообщать.</text:p>
      <text:p text:style-name="P5">Быть особенно вежливым при оказании маме помощи.</text:p>
      <text:p text:style-name="P2">То, что она говорит, имеет по умолчанию нулевую ценность и нулевую корреляцию с реальностью, поэтому пытаться что-то исправить бесполезно.</text:p>
      <text:p text:style-name="P3">Алгоритм “Да-да, все хорошо, люблю и ценю тебя”.</text:p>
      <text:p text:style-name="P3">Передать ей истину и знание невозможно. Все, что я могу ей передать и все, что она от меня ждет - “поглаживания”, приятные ощущения от моего присутствия. Я должен лгать и обманывать, играть роль любящего сына.</text:p>
      <text:p text:style-name="P1">Не уверен – не озвучивай!</text:p>
      <text:p text:style-name="P1">Проблемы:</text:p>
      <text:p text:style-name="P1">Мама думает, что я придираюсь к словам</text:p>
      <text:p text:style-name="P1">что я даю ей понять, что она глупая/неумелая/никчемная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24:28.093931491</meta:creation-date>
    <dc:date>2020-01-08T21:16:49.720311584</dc:date>
    <meta:editing-duration>PT17M1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87" meta:character-count="1223" meta:non-whitespace-character-count="1049"/>
  </office:meta>
</office:document-meta>
</file>